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69pt"/>
    </style:style>
    <style:style style:name="co3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train_vn.txt</text:p>
          </table:table-cell>
          <table:table-cell table:number-columns-repeated="2"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Label 0</text:p>
          </table:table-cell>
          <table:table-cell office:value-type="float" office:value="524" calcext:value-type="float">
            <text:p>52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Label 1</text:p>
          </table:table-cell>
          <table:table-cell office:value-type="float" office:value="935" calcext:value-type="float">
            <text:p>935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edicted as Positive</text:p>
          </table:table-cell>
          <table:table-cell office:value-type="string" calcext:value-type="string">
            <text:p>Predicted as Negative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table:formula="of:=[.C3]/([.C3]+([.B3]-[.C3]))*100" office:value-type="float" office:value="91.2213740458015" calcext:value-type="float">
            <text:p>91.2213740458015</text:p>
          </table:table-cell>
          <table:table-cell table:formula="of:=([.B3]-[.C3])/([.C3]+([.B3]-[.C3]))*100" office:value-type="float" office:value="8.77862595419847" calcext:value-type="float">
            <text:p>8.77862595419847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table:formula="of:=([.C4]-[.B4])/(([.C4]-[.B4])+[.C4])*100" office:value-type="float" office:value="4.47906523855891" calcext:value-type="float">
            <text:p>4.47906523855891</text:p>
          </table:table-cell>
          <table:table-cell table:formula="of:=[.C4]/(([.C4]-[.B4])+[.C4])*100" office:value-type="float" office:value="95.5209347614411" calcext:value-type="float">
            <text:p>95.520934761441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([.C4]-[.B4]))*100" office:value-type="float" office:value="91.2213740458015" calcext:value-type="float">
            <text:p>91.2213740458015</text:p>
          </table:table-cell>
          <table:table-cell/>
        </table:table-row>
        <table:table-row table:style-name="ro1">
          <table:table-cell office:value-type="string" calcext:value-type="string">
            <text:p>Recall</text:p>
          </table:table-cell>
          <table:table-cell table:formula="of:=[.C3]/([.C3]+([.B3]-[.C3]))*100" office:value-type="float" office:value="91.2213740458015" calcext:value-type="float">
            <text:p>91.22137404580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1T02:07:04.966000000</meta:creation-date>
    <dc:date>2019-11-11T02:36:53.349000000</dc:date>
    <meta:editing-duration>PT19M36S</meta:editing-duration>
    <meta:editing-cycles>6</meta:editing-cycles>
    <meta:generator>LibreOffice/6.3.2.2$Windows_X86_64 LibreOffice_project/98b30e735bda24bc04ab42594c85f7fd8be07b9c</meta:generator>
    <meta:document-statistic meta:table-count="1" meta:cell-count="23" meta:object-count="0"/>
  </office:meta>
</office:document-meta>
</file>